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12B0000022E7ADA17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 – signal wiring</text:p>
          </draw:text-box>
        </draw:frame>
        <draw:frame draw:style-name="gr2" draw:text-style-name="P1" draw:layer="layout" svg:width="4.5cm" svg:height="4.5cm" svg:x="4.5cm" svg:y="9.4cm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9.5cm" svg:y="10.4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cm" svg:y="7.9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29cm" svg:y="10.7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29cm" svg:y="11.2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29cm" svg:y="12.3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29cm" svg:y="12.9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59cm" svg:y="14.5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59cm" svg:y="14.0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59cm" svg:y="12.392cm">
          <text:p text:style-name="P1"><text:span text:style-name="T1">A0</text:span></text:p>
        </draw:rect>
        <draw:rect draw:style-name="gr3" draw:text-style-name="P1" xml:id="id1" draw:id="id1" draw:layer="layout" svg:width="0.542cm" svg:height="1.509cm" svg:x="6.134cm" svg:y="8.104cm">
          <text:p text:style-name="P1"><text:span text:style-name="T1">I</text:span></text:p>
          <text:p text:style-name="P1"><text:span text:style-name="T1">N</text:span></text:p>
          <text:p text:style-name="P1"><text:span text:style-name="T1">1</text:span></text:p>
        </draw:rect>
        <draw:rect draw:style-name="gr3" draw:text-style-name="P1" xml:id="id3" draw:id="id3" draw:layer="layout" svg:width="0.542cm" svg:height="1.509cm" svg:x="5.798cm" svg:y="10.217cm">
          <text:p text:style-name="P1"><text:span text:style-name="T1">I</text:span></text:p>
          <text:p text:style-name="P1"><text:span text:style-name="T1">N</text:span></text:p>
          <text:p text:style-name="P1"><text:span text:style-name="T1">2</text:span></text:p>
        </draw:rect>
        <draw:rect draw:style-name="gr3" draw:text-style-name="P1" xml:id="id7" draw:id="id7" draw:layer="layout" svg:width="0.542cm" svg:height="1.509cm" svg:x="5.554cm" svg:y="8.101cm">
          <text:p text:style-name="P1"><text:span text:style-name="T1">I</text:span></text:p>
          <text:p text:style-name="P1"><text:span text:style-name="T1">N</text:span></text:p>
          <text:p text:style-name="P1"><text:span text:style-name="T1">3</text:span></text:p>
        </draw:rect>
        <draw:rect draw:style-name="gr3" draw:text-style-name="P1" xml:id="id9" draw:id="id9" draw:layer="layout" svg:width="0.542cm" svg:height="1.509cm" svg:x="5.218cm" svg:y="10.218cm">
          <text:p text:style-name="P1"><text:span text:style-name="T1">I</text:span></text:p>
          <text:p text:style-name="P1"><text:span text:style-name="T1">N</text:span></text:p>
          <text:p text:style-name="P1"><text:span text:style-name="T1">4</text:span></text:p>
        </draw:rect>
        <draw:rect draw:style-name="gr3" draw:text-style-name="P1" xml:id="id5" draw:id="id5" draw:layer="layout" svg:width="0.542cm" svg:height="1.509cm" svg:x="6.37cm" svg:y="10.217cm">
          <text:p text:style-name="P1"><text:span text:style-name="T1">E</text:span></text:p>
          <text:p text:style-name="P1"><text:span text:style-name="T1">N</text:span></text:p>
          <text:p text:style-name="P1"><text:span text:style-name="T1">A</text:span></text:p>
        </draw:rect>
        <draw:rect draw:style-name="gr3" draw:text-style-name="P1" xml:id="id11" draw:id="id11" draw:layer="layout" svg:width="0.542cm" svg:height="1.509cm" svg:x="4.984cm" svg:y="8.1cm">
          <text:p text:style-name="P1"><text:span text:style-name="T1">E</text:span></text:p>
          <text:p text:style-name="P1"><text:span text:style-name="T1">N</text:span></text:p>
          <text:p text:style-name="P1"><text:span text:style-name="T1">B</text:span></text:p>
        </draw:rect>
        <draw:connector draw:style-name="gr4" draw:text-style-name="P1" draw:layer="layout" draw:line-skew="-0.203cm 0.517cm" svg:x1="6.405cm" svg:y1="8.104cm" svg:x2="12.29cm" svg:y2="10.96cm" draw:start-shape="id1" draw:start-glue-point="0" draw:end-shape="id2" draw:end-glue-point="3" svg:d="m6405 8104v-704h3595v3560h2290">
          <text:p/>
        </draw:connector>
        <draw:connector draw:style-name="gr5" draw:text-style-name="P1" draw:layer="layout" draw:line-skew="0cm 0.685cm" svg:x1="6.069cm" svg:y1="11.726cm" svg:x2="12.29cm" svg:y2="11.515cm" draw:start-shape="id3" draw:start-glue-point="2" draw:end-shape="id4" draw:end-glue-point="3" svg:d="m6069 11726v501h3931v-712h2290">
          <text:p/>
        </draw:connector>
        <draw:connector draw:style-name="gr6" draw:text-style-name="P1" draw:layer="layout" draw:line-skew="2.741cm" svg:x1="6.641cm" svg:y1="11.726cm" svg:x2="15.59cm" svg:y2="14.842cm" draw:start-shape="id5" draw:start-glue-point="2" draw:end-shape="id6" draw:end-glue-point="1" svg:d="m6641 11726v4174h9450v-1058h-501">
          <text:p/>
        </draw:connector>
        <draw:connector draw:style-name="gr7" draw:text-style-name="P1" draw:layer="layout" draw:line-skew="-0.7cm 0.307cm" svg:x1="5.825cm" svg:y1="8.101cm" svg:x2="12.29cm" svg:y2="12.642cm" draw:start-shape="id7" draw:start-glue-point="0" draw:end-shape="id8" draw:end-glue-point="3" svg:d="m5825 8101v-1201h3675v5742h2790">
          <text:p/>
        </draw:connector>
        <draw:connector draw:style-name="gr8" draw:text-style-name="P1" draw:layer="layout" svg:x1="5.489cm" svg:y1="11.727cm" svg:x2="12.29cm" svg:y2="13.187cm" draw:start-shape="id9" draw:start-glue-point="2" draw:end-shape="id10" draw:end-glue-point="3" svg:d="m5489 11727v1460h6801">
          <text:p/>
        </draw:connector>
        <draw:connector draw:style-name="gr9" draw:text-style-name="P1" draw:layer="layout" draw:line-skew="4.577cm 0.409cm" svg:x1="5.255cm" svg:y1="9.609cm" svg:x2="15.59cm" svg:y2="14.287cm" draw:start-shape="id11" draw:start-glue-point="2" draw:end-shape="id12" draw:end-glue-point="1" svg:d="m5255 9609v6791h11245v-2113h-910">
          <text:p/>
        </draw:connector>
        <draw:rect draw:style-name="gr3" draw:text-style-name="P1" xml:id="id14" draw:id="id14" draw:layer="layout" svg:width="1.51cm" svg:height="0.5cm" svg:x="19.99cm" svg:y="10.692cm">
          <text:p text:style-name="P1"><text:span text:style-name="T1">OUT</text:span></text:p>
        </draw:rect>
        <draw:connector draw:style-name="gr10" draw:text-style-name="P1" draw:layer="layout" svg:x1="15.59cm" svg:y1="12.642cm" svg:x2="19.99cm" svg:y2="10.942cm" draw:start-shape="id13" draw:start-glue-point="1" draw:end-shape="id14" draw:end-glue-point="3" svg:d="m15590 12642h2200v-1700h22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T47M42S</meta:editing-duration>
    <meta:editing-cycles>11</meta:editing-cycles>
    <dc:date>2015-07-19T09:28:50.80</dc:date>
    <meta:generator>OpenOffice.org/3.3$Win32 OpenOffice.org_project/330m20$Build-9567</meta:generator>
    <meta:document-statistic meta:object-count="52"/>
  </office:meta>
</office:document-meta>
</file>